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48.6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224.59pt"/>
    </style:style>
    <style:style style:name="co9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ean_best_weighted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2" table:default-cell-style-name="ce4"/>
        <table:table-column table:style-name="co3" table:default-cell-style-name="ce5"/>
        <table:table-column table:style-name="co1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C</text:p>
          </table:table-cell>
          <table:table-cell table:style-name="ce3" office:value-type="float" office:value="0.000776507692299537" calcext:value-type="float">
            <text:p>0.0007765076923</text:p>
          </table:table-cell>
          <table:table-cell office:value-type="string" calcext:value-type="string">
            <text:p>G</text:p>
          </table:table-cell>
          <table:table-cell table:style-name="ce4" office:value-type="float" office:value="0.000440934857275958" calcext:value-type="float">
            <text:p>0.000440934857276</text:p>
          </table:table-cell>
          <table:table-cell table:formula="of:=MIN([.C2];[.E2])" office:value-type="float" office:value="0.000440934857275958" calcext:value-type="float">
            <text:p>0.000440934857276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F</text:p>
          </table:table-cell>
          <table:table-cell office:value-type="float" office:value="0.31787884062916" calcext:value-type="float">
            <text:p>0.31787884062916</text:p>
          </table:table-cell>
          <table:table-cell office:value-type="string" calcext:value-type="string">
            <text:p>AD</text:p>
          </table:table-cell>
          <table:table-cell office:value-type="float" office:value="0.924591289867244" calcext:value-type="float">
            <text:p>0.924591289867244</text:p>
          </table:table-cell>
          <table:table-cell table:formula="of:=MAX([.C3];[.E3])" office:value-type="float" office:value="0.924591289867244" calcext:value-type="float">
            <text:p>0.924591289867244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" office:value-type="string" calcext:value-type="string">
            <text:p>F</text:p>
          </table:table-cell>
          <table:table-cell office:value-type="float" office:value="0.361806542796174" calcext:value-type="float">
            <text:p>0.361806542796174</text:p>
          </table:table-cell>
          <table:table-cell office:value-type="string" calcext:value-type="string">
            <text:p>AD</text:p>
          </table:table-cell>
          <table:table-cell office:value-type="float" office:value="0.449778819628334" calcext:value-type="float">
            <text:p>0.449778819628334</text:p>
          </table:table-cell>
          <table:table-cell table:formula="of:=MAX([.C4];[.E4])" office:value-type="float" office:value="0.449778819628334" calcext:value-type="float">
            <text:p>0.449778819628334</text:p>
          </table:table-cell>
        </table:table-row>
        <table:table-row table:style-name="ro1">
          <table:table-cell office:value-type="string" calcext:value-type="string">
            <text:p>Slate 9</text:p>
          </table:table-cell>
          <table:table-cell office:value-type="string" calcext:value-type="string">
            <text:p>C</text:p>
          </table:table-cell>
          <table:table-cell office:value-type="float" office:value="0.435849389133552" calcext:value-type="float">
            <text:p>0.435849389133552</text:p>
          </table:table-cell>
          <table:table-cell office:value-type="string" calcext:value-type="string">
            <text:p>A</text:p>
          </table:table-cell>
          <table:table-cell office:value-type="float" office:value="0.661074696404296" calcext:value-type="float">
            <text:p>0.661074696404296</text:p>
          </table:table-cell>
          <table:table-cell table:formula="of:=MAX([.C5];[.E5])" office:value-type="float" office:value="0.661074696404296" calcext:value-type="float">
            <text:p>0.661074696404296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387033571456992" calcext:value-type="float">
            <text:p>0.387033571456992</text:p>
          </table:table-cell>
          <table:table-cell office:value-type="string" calcext:value-type="string">
            <text:p>T</text:p>
          </table:table-cell>
          <table:table-cell office:value-type="float" office:value="0.467978438457755" calcext:value-type="float">
            <text:p>0.467978438457755</text:p>
          </table:table-cell>
          <table:table-cell table:formula="of:=MAX([.C6];[.E6])" office:value-type="float" office:value="0.467978438457755" calcext:value-type="float">
            <text:p>0.467978438457755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000557395322128939" calcext:value-type="float">
            <text:p>0.000557395322129</text:p>
          </table:table-cell>
          <table:table-cell office:value-type="string" calcext:value-type="string">
            <text:p>AD</text:p>
          </table:table-cell>
          <table:table-cell office:value-type="float" office:value="0.000402582052629441" calcext:value-type="float">
            <text:p>0.000402582052629</text:p>
          </table:table-cell>
          <table:table-cell table:formula="of:=MIN([.C7];[.E7])" office:value-type="float" office:value="0.000402582052629441" calcext:value-type="float">
            <text:p>0.000402582052629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C</text:p>
          </table:table-cell>
          <table:table-cell office:value-type="float" office:value="0.359677121019345" calcext:value-type="float">
            <text:p>0.359677121019345</text:p>
          </table:table-cell>
          <table:table-cell office:value-type="string" calcext:value-type="string">
            <text:p>G</text:p>
          </table:table-cell>
          <table:table-cell office:value-type="float" office:value="0.887292682160491" calcext:value-type="float">
            <text:p>0.887292682160491</text:p>
          </table:table-cell>
          <table:table-cell table:formula="of:=MAX([.C8];[.E8])" office:value-type="float" office:value="0.887292682160491" calcext:value-type="float">
            <text:p>0.887292682160491</text:p>
          </table:table-cell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536936946446076" calcext:value-type="float">
            <text:p>0.000536936946446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897550682025669" calcext:value-type="float">
            <text:p>0.897550682025669</text:p>
          </table:table-cell>
          <table:table-cell/>
        </table:table-row>
      </table:table>
      <table:table table:name="min_best_weighted" table:style-name="ta1">
        <table:table-column table:style-name="co4" table:default-cell-style-name="ce2"/>
        <table:table-column table:style-name="co1" table:default-cell-style-name="ce6"/>
        <table:table-column table:style-name="co1" table:default-cell-style-name="ce1"/>
        <table:table-column table:style-name="co1" table:default-cell-style-name="ce4"/>
        <table:table-column table:style-name="co5" table:default-cell-style-name="ce5"/>
        <table:table-column table:style-name="co1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office:value-type="float" office:value="0.000332852244254253" calcext:value-type="float">
            <text:p>0.000332852244254</text:p>
          </table:table-cell>
          <table:table-cell office:value-type="string" calcext:value-type="string">
            <text:p>G</text:p>
          </table:table-cell>
          <table:table-cell office:value-type="float" office:value="0.000333990494254976" calcext:value-type="float">
            <text:p>0.000333990494255</text:p>
          </table:table-cell>
          <table:table-cell table:formula="of:=MIN([.C2];[.E2])" office:value-type="float" office:value="0.000332852244254253" calcext:value-type="float">
            <text:p>0.000332852244254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table:style-name="ce1" office:value-type="string" calcext:value-type="string">
            <text:p>F</text:p>
          </table:table-cell>
          <table:table-cell office:value-type="float" office:value="0.314580939813663" calcext:value-type="float">
            <text:p>0.314580939813663</text:p>
          </table:table-cell>
          <table:table-cell office:value-type="string" calcext:value-type="string">
            <text:p>AD</text:p>
          </table:table-cell>
          <table:table-cell office:value-type="float" office:value="0.890147224775296" calcext:value-type="float">
            <text:p>0.890147224775296</text:p>
          </table:table-cell>
          <table:table-cell table:formula="of:=MAX([.C3];[.E3])" office:value-type="float" office:value="0.890147224775296" calcext:value-type="float">
            <text:p>0.890147224775296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0.302282582846515" calcext:value-type="float">
            <text:p>0.302282582846515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248135777181848" calcext:value-type="float">
            <text:p>0.248135777181848</text:p>
          </table:table-cell>
          <table:table-cell table:formula="of:=MAX([.C4];[.E4])" office:value-type="float" office:value="0.302282582846515" calcext:value-type="float">
            <text:p>0.302282582846515</text:p>
          </table:table-cell>
        </table:table-row>
        <table:table-row table:style-name="ro1">
          <table:table-cell office:value-type="string" calcext:value-type="string">
            <text:p>Slate 9</text:p>
          </table:table-cell>
          <table:table-cell office:value-type="string" calcext:value-type="string">
            <text:p>C</text:p>
          </table:table-cell>
          <table:table-cell office:value-type="float" office:value="0.431797881765373" calcext:value-type="float">
            <text:p>0.431797881765373</text:p>
          </table:table-cell>
          <table:table-cell office:value-type="string" calcext:value-type="string">
            <text:p>A</text:p>
          </table:table-cell>
          <table:table-cell office:value-type="float" office:value="0.61844257465943" calcext:value-type="float">
            <text:p>0.61844257465943</text:p>
          </table:table-cell>
          <table:table-cell table:formula="of:=MAX([.C5];[.E5])" office:value-type="float" office:value="0.61844257465943" calcext:value-type="float">
            <text:p>0.61844257465943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312743939893274" calcext:value-type="float">
            <text:p>0.312743939893274</text:p>
          </table:table-cell>
          <table:table-cell office:value-type="string" calcext:value-type="string">
            <text:p>T</text:p>
          </table:table-cell>
          <table:table-cell office:value-type="float" office:value="0.438640648299335" calcext:value-type="float">
            <text:p>0.438640648299335</text:p>
          </table:table-cell>
          <table:table-cell table:formula="of:=MAX([.C6];[.E6])" office:value-type="float" office:value="0.438640648299335" calcext:value-type="float">
            <text:p>0.438640648299335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000522659319148471" calcext:value-type="float">
            <text:p>0.000522659319148</text:p>
          </table:table-cell>
          <table:table-cell office:value-type="string" calcext:value-type="string">
            <text:p>A</text:p>
          </table:table-cell>
          <table:table-cell office:value-type="float" office:value="0.000314474746119231" calcext:value-type="float">
            <text:p>0.000314474746119</text:p>
          </table:table-cell>
          <table:table-cell table:formula="of:=MIN([.C7];[.E7])" office:value-type="float" office:value="0.000314474746119231" calcext:value-type="float">
            <text:p>0.000314474746119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C</text:p>
          </table:table-cell>
          <table:table-cell office:value-type="float" office:value="0.140691927768715" calcext:value-type="float">
            <text:p>0.140691927768715</text:p>
          </table:table-cell>
          <table:table-cell office:value-type="string" calcext:value-type="string">
            <text:p>G</text:p>
          </table:table-cell>
          <table:table-cell office:value-type="float" office:value="0.799040192686673" calcext:value-type="float">
            <text:p>0.799040192686673</text:p>
          </table:table-cell>
          <table:table-cell table:formula="of:=MAX([.C8];[.E8])" office:value-type="float" office:value="0.799040192686673" calcext:value-type="float">
            <text:p>0.799040192686673</text:p>
          </table:table-cell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426402519224212" calcext:value-type="float">
            <text:p>0.00042640251922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897550682025669" calcext:value-type="float">
            <text:p>0.897550682025669</text:p>
          </table:table-cell>
          <table:table-cell table:style-name="Default"/>
        </table:table-row>
      </table:table>
      <table:table table:name="compare_retrain_models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08T17:00:31.171374997</dc:date>
    <meta:editing-duration>PT1H9M48S</meta:editing-duration>
    <meta:editing-cycles>16</meta:editing-cycles>
    <meta:generator>LibreOffice/6.0.7.3$Linux_X86_64 LibreOffice_project/00m0$Build-3</meta:generator>
    <meta:document-statistic meta:table-count="4" meta:cell-count="147" meta:object-count="0"/>
  </office:meta>
</office:document-meta>
</file>